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.049cm" svg:stroke-color="#000000" draw:marker-start="" draw:marker-start-width="0.277cm" draw:marker-start-center="false" draw:marker-end="" draw:marker-end-width="0.277cm" draw:marker-end-center="false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54cm" fo:min-width="0.29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54cm" fo:min-width="0.31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54cm" fo:min-width="0.219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54cm" fo:min-width="0.43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1cm" svg:y1="15.228cm" svg:x2="14.211cm" svg:y2="15.228cm">
            <text:p/>
          </draw:line>
          <draw:polygon draw:style-name="gr2" draw:text-style-name="P2" draw:layer="layout" svg:width="0.058cm" svg:height="0.203cm" svg:x="14.151cm" svg:y="15.129cm" svg:viewBox="0 0 59 204" draw:points="59,102 0,204 0,0">
            <text:p/>
          </draw:polygon>
          <draw:line draw:style-name="gr1" draw:text-style-name="P1" draw:layer="layout" svg:x1="7.21cm" svg:y1="15.078cm" svg:x2="7.21cm" svg:y2="15.385cm">
            <text:p/>
          </draw:line>
          <draw:line draw:style-name="gr3" draw:text-style-name="P1" draw:layer="layout" svg:x1="7.551cm" svg:y1="14.944cm" svg:x2="7.551cm" svg:y2="15.544cm">
            <text:p/>
          </draw:line>
          <draw:line draw:style-name="gr1" draw:text-style-name="P1" draw:layer="layout" svg:x1="7.893cm" svg:y1="15.078cm" svg:x2="7.893cm" svg:y2="15.385cm">
            <text:p/>
          </draw:line>
          <draw:line draw:style-name="gr1" draw:text-style-name="P1" draw:layer="layout" svg:x1="8.234cm" svg:y1="15.078cm" svg:x2="8.234cm" svg:y2="15.385cm">
            <text:p/>
          </draw:line>
          <draw:line draw:style-name="gr1" draw:text-style-name="P1" draw:layer="layout" svg:x1="8.576cm" svg:y1="15.078cm" svg:x2="8.576cm" svg:y2="15.385cm">
            <text:p/>
          </draw:line>
          <draw:line draw:style-name="gr1" draw:text-style-name="P1" draw:layer="layout" svg:x1="8.917cm" svg:y1="15.078cm" svg:x2="8.917cm" svg:y2="15.385cm">
            <text:p/>
          </draw:line>
          <draw:line draw:style-name="gr1" draw:text-style-name="P1" draw:layer="layout" svg:x1="9.259cm" svg:y1="15.078cm" svg:x2="9.259cm" svg:y2="15.385cm">
            <text:p/>
          </draw:line>
          <draw:line draw:style-name="gr1" draw:text-style-name="P1" draw:layer="layout" svg:x1="9.6cm" svg:y1="15.078cm" svg:x2="9.6cm" svg:y2="15.385cm">
            <text:p/>
          </draw:line>
          <draw:line draw:style-name="gr1" draw:text-style-name="P1" draw:layer="layout" svg:x1="9.942cm" svg:y1="15.078cm" svg:x2="9.942cm" svg:y2="15.385cm">
            <text:p/>
          </draw:line>
          <draw:line draw:style-name="gr1" draw:text-style-name="P1" draw:layer="layout" svg:x1="10.283cm" svg:y1="15.078cm" svg:x2="10.283cm" svg:y2="15.385cm">
            <text:p/>
          </draw:line>
          <draw:line draw:style-name="gr1" draw:text-style-name="P1" draw:layer="layout" svg:x1="10.625cm" svg:y1="15.078cm" svg:x2="10.625cm" svg:y2="15.385cm">
            <text:p/>
          </draw:line>
          <draw:line draw:style-name="gr1" draw:text-style-name="P1" draw:layer="layout" svg:x1="10.966cm" svg:y1="15.078cm" svg:x2="10.966cm" svg:y2="15.385cm">
            <text:p/>
          </draw:line>
          <draw:line draw:style-name="gr1" draw:text-style-name="P1" draw:layer="layout" svg:x1="11.308cm" svg:y1="15.078cm" svg:x2="11.308cm" svg:y2="15.385cm">
            <text:p/>
          </draw:line>
          <draw:line draw:style-name="gr1" draw:text-style-name="P1" draw:layer="layout" svg:x1="11.649cm" svg:y1="15.078cm" svg:x2="11.649cm" svg:y2="15.385cm">
            <text:p/>
          </draw:line>
          <draw:line draw:style-name="gr1" draw:text-style-name="P1" draw:layer="layout" svg:x1="11.991cm" svg:y1="15.078cm" svg:x2="11.991cm" svg:y2="15.385cm">
            <text:p/>
          </draw:line>
          <draw:line draw:style-name="gr1" draw:text-style-name="P1" draw:layer="layout" svg:x1="12.332cm" svg:y1="15.078cm" svg:x2="12.332cm" svg:y2="15.385cm">
            <text:p/>
          </draw:line>
          <draw:line draw:style-name="gr1" draw:text-style-name="P1" draw:layer="layout" svg:x1="12.674cm" svg:y1="15.078cm" svg:x2="12.674cm" svg:y2="15.385cm">
            <text:p/>
          </draw:line>
          <draw:line draw:style-name="gr1" draw:text-style-name="P1" draw:layer="layout" svg:x1="13.015cm" svg:y1="15.078cm" svg:x2="13.015cm" svg:y2="15.385cm">
            <text:p/>
          </draw:line>
          <draw:line draw:style-name="gr1" draw:text-style-name="P1" draw:layer="layout" svg:x1="13.357cm" svg:y1="15.078cm" svg:x2="13.357cm" svg:y2="15.385cm">
            <text:p/>
          </draw:line>
          <draw:line draw:style-name="gr1" draw:text-style-name="P1" draw:layer="layout" svg:x1="13.698cm" svg:y1="15.078cm" svg:x2="13.698cm" svg:y2="15.385cm">
            <text:p/>
          </draw:line>
          <draw:line draw:style-name="gr1" draw:text-style-name="P1" draw:layer="layout" svg:x1="14.04cm" svg:y1="15.078cm" svg:x2="14.04cm" svg:y2="15.385cm">
            <text:p/>
          </draw:line>
          <draw:line draw:style-name="gr1" draw:text-style-name="P1" draw:layer="layout" svg:x1="10.625cm" svg:y1="15.129cm" svg:x2="10.625cm" svg:y2="15.333cm">
            <text:p/>
          </draw:line>
          <draw:frame draw:style-name="gr4" draw:text-style-name="P4" draw:layer="layout" svg:width="0.791cm" svg:height="0.904cm" svg:x="9.218cm" svg:y="14.374cm">
            <draw:text-box>
              <text:p text:style-name="P3"><text:span text:style-name="T1">B</text:span></text:p>
            </draw:text-box>
          </draw:frame>
          <draw:line draw:style-name="gr1" draw:text-style-name="P1" draw:layer="layout" svg:x1="9.6cm" svg:y1="15.129cm" svg:x2="9.6cm" svg:y2="15.333cm">
            <text:p/>
          </draw:line>
          <draw:frame draw:style-name="gr4" draw:text-style-name="P4" draw:layer="layout" svg:width="0.791cm" svg:height="0.904cm" svg:x="7.16cm" svg:y="14.374cm">
            <draw:text-box>
              <text:p text:style-name="P3"><text:span text:style-name="T1">C</text:span></text:p>
            </draw:text-box>
          </draw:frame>
          <draw:line draw:style-name="gr1" draw:text-style-name="P1" draw:layer="layout" svg:x1="7.893cm" svg:y1="15.129cm" svg:x2="7.893cm" svg:y2="15.333cm">
            <text:p/>
          </draw:line>
          <draw:frame draw:style-name="gr5" draw:text-style-name="P4" draw:layer="layout" svg:width="0.812cm" svg:height="0.904cm" svg:x="10.227cm" svg:y="14.374cm">
            <draw:text-box>
              <text:p text:style-name="P3"><text:span text:style-name="T1">A</text:span></text:p>
            </draw:text-box>
          </draw:frame>
          <draw:frame draw:style-name="gr6" draw:text-style-name="P4" draw:layer="layout" svg:width="0.719cm" svg:height="0.904cm" svg:x="11.635cm" svg:y="14.374cm">
            <draw:text-box>
              <text:p text:style-name="P3"><text:span text:style-name="T1">4</text:span></text:p>
            </draw:text-box>
          </draw:frame>
          <draw:frame draw:style-name="gr7" draw:text-style-name="P4" draw:layer="layout" svg:width="0.93cm" svg:height="0.904cm" svg:x="12.898cm" svg:y="14.374cm">
            <draw:text-box>
              <text:p text:style-name="P3"><text:span text:style-name="T1">12</text:span></text:p>
            </draw:text-box>
          </draw:frame>
          <draw:line draw:style-name="gr3" draw:text-style-name="P1" draw:layer="layout" svg:x1="9.591cm" svg:y1="14.944cm" svg:x2="9.591cm" svg:y2="15.544cm">
            <text:p/>
          </draw:line>
          <draw:line draw:style-name="gr3" draw:text-style-name="P1" draw:layer="layout" svg:x1="10.619cm" svg:y1="14.944cm" svg:x2="10.619cm" svg:y2="15.544cm">
            <text:p/>
          </draw:line>
          <draw:line draw:style-name="gr3" draw:text-style-name="P1" draw:layer="layout" svg:x1="11.995cm" svg:y1="14.944cm" svg:x2="11.995cm" svg:y2="15.544cm">
            <text:p/>
          </draw:line>
          <draw:line draw:style-name="gr3" draw:text-style-name="P1" draw:layer="layout" svg:x1="13.359cm" svg:y1="14.944cm" svg:x2="13.359cm" svg:y2="15.5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2:42:17.094542786</meta:creation-date>
    <dc:date>2018-03-16T12:42:42.232087009</dc:date>
    <meta:editing-duration>PT25S</meta:editing-duration>
    <meta:editing-cycles>1</meta:editing-cycles>
    <meta:document-statistic meta:object-count="36"/>
    <meta:generator>LibreOffice/6.0.0.3$MacOSX_X86_64 LibreOffice_project/64a0f66915f38c6217de274f0aa8e15618924765</meta:generator>
  </office:meta>
</office:document-meta>
</file>